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cb284" officeooo:paragraph-rsid="005cb28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9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ourier New" fo:font-style="normal" style:text-underline-style="none" fo:font-weight="normal" officeooo:rsid="005f4681" officeooo:paragraph-rsid="005f468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Arial" fo:font-style="italic" style:text-underline-style="none" fo:font-weight="bold" officeooo:rsid="0009061d" officeooo:paragraph-rsid="006b6a46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" fo:font-style="normal" style:text-underline-style="none" fo:font-weight="normal" officeooo:rsid="0009061d" officeooo:paragraph-rsid="006a0cf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style:text-underline-style="none" fo:font-weight="normal" officeooo:rsid="0009061d" officeooo:paragraph-rsid="002a1dc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style:text-underline-style="none" fo:font-weight="normal" officeooo:rsid="0009061d" officeooo:paragraph-rsid="006b20a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style:text-underline-style="none" fo:font-weight="bold" officeooo:rsid="0009061d" officeooo:paragraph-rsid="006a0cf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normal" style:text-underline-style="none" fo:font-weight="bold" officeooo:rsid="0009061d" officeooo:paragraph-rsid="006b20a5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Courier New" fo:font-style="normal" style:text-underline-style="none" fo:font-weight="normal" officeooo:rsid="0009061d" officeooo:paragraph-rsid="002a1dc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ourier New" fo:font-style="normal" style:text-underline-style="none" fo:font-weight="normal" officeooo:rsid="0009061d" officeooo:paragraph-rsid="006a0cf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Courier New" fo:font-style="normal" style:text-underline-style="none" fo:font-weight="normal" officeooo:rsid="0009061d" officeooo:paragraph-rsid="006b20a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style:text-underline-style="none" fo:font-weight="bold" officeooo:rsid="0009061d" officeooo:paragraph-rsid="006a0cf8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officeooo:rsid="0033e711" style:font-style-asian="normal" style:font-style-complex="normal"/>
    </style:style>
    <style:style style:name="T2" style:family="text">
      <style:text-properties fo:font-style="normal" style:text-underline-style="none" officeooo:rsid="0034c73b" style:font-style-asian="normal" style:font-style-complex="normal"/>
    </style:style>
    <style:style style:name="T3" style:family="text">
      <style:text-properties fo:font-style="normal" style:text-underline-style="none" fo:font-weight="normal" officeooo:rsid="005cb28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675638" style:font-style-asian="normal" style:font-weight-asian="normal" style:font-style-complex="normal" style:font-weight-complex="normal"/>
    </style:style>
    <style:style style:name="T5" style:family="text">
      <style:text-properties officeooo:rsid="0030670d"/>
    </style:style>
    <style:style style:name="T6" style:family="text">
      <style:text-properties officeooo:rsid="00572ad2"/>
    </style:style>
    <style:style style:name="T7" style:family="text">
      <style:text-properties officeooo:rsid="00653997"/>
    </style:style>
    <style:style style:name="T8" style:family="text">
      <style:text-properties officeooo:rsid="00667b39"/>
    </style:style>
    <style:style style:name="T9" style:family="text">
      <style:text-properties officeooo:rsid="00675638"/>
    </style:style>
    <style:style style:name="T10" style:family="text">
      <style:text-properties officeooo:rsid="006a0cf8"/>
    </style:style>
    <style:style style:name="T11" style:family="text">
      <style:text-properties officeooo:rsid="006b20a5"/>
    </style:style>
    <style:style style:name="T12" style:family="text">
      <style:text-properties officeooo:rsid="006b6a46"/>
    </style:style>
    <style:style style:name="T13" style:family="text">
      <style:text-properties officeooo:rsid="006bc937"/>
    </style:style>
    <style:style style:name="T14" style:family="text">
      <style:text-properties officeooo:rsid="006cb5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8">8</text:span></text:p>
      <text:p text:style-name="P1">April <text:span text:style-name="T5">1</text:span><text:span text:style-name="T7">5</text:span>, 2011</text:p>
      <text:p text:style-name="P1"/>
      <text:p text:style-name="P1"/>
      <text:p text:style-name="P8">Source:</text:p>
      <text:p text:style-name="P9"/>
      <text:p text:style-name="P5"><text:span text:style-name="T9">&lt;name&gt;</text:span>.java:</text:p>
      <text:p text:style-name="P12"/>
      <text:p text:style-name="P11"/>
      <text:p text:style-name="P4"><text:span text:style-name="T9">&lt;name&gt;</text:span>.<text:span text:style-name="T6">html</text:span>:</text:p>
      <text:p text:style-name="P12"/>
      <text:p text:style-name="P10"/>
      <text:p text:style-name="P10"/>
      <text:p text:style-name="P3"><text:span text:style-name="T2">Test </text:span><text:span text:style-name="T1">Output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6">Webpage:</text:p>
      <text:p text:style-name="P13"><text:a xlink:type="simple" xlink:href="http://scaglietti.dyndns.org/Calculator/"><text:span text:style-name="T3">http://scaglietti.dyndns.org/</text:span></text:a><text:a xlink:type="simple" xlink:href="http://scaglietti.dyndns.org/Calculator/">&lt;</text:a><text:span text:style-name="T4">name&gt;</text:span><text:a xlink:type="simple" xlink:href="http://scaglietti.dyndns.org/Calculator/"><text:span text:style-name="T3">/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2">The following is just a re-work of the account theme from problem A. I </text:span><text:span text:style-name="T13">successfully built an 'account' package which describes an account that also supports transfers. The account.BankAccount allows the user to specify if the account should operate in synchronized or unsynchronized mode.</text:span></text:p>
      <text:p text:style-name="P7"/>
      <text:p text:style-name="P18"><text:span text:style-name="T11">When the accounts operate in unsynchronized mode, then all operations are interleaved regardless of account.</text:span></text:p>
      <text:p text:style-name="P7"/>
      <text:p text:style-name="P7"/>
      <text:p text:style-name="P20"><text:span text:style-name="T11">Two Thread Output (Un</text:span><text:span text:style-name="T14">s</text:span><text:span text:style-name="T11">ynchronized):</text:span></text:p>
      <text:p text:style-name="P23"><text:span text:style-name="T11">csu:master:joel@scaglietti:~/csu/java1/hw8$ java -jar account.jar</text:span></text:p>
      <text:p text:style-name="P23"><text:span text:style-name="T11">A [REQUEST]1&gt; Deposit 5000</text:span></text:p>
      <text:p text:style-name="P23"><text:span text:style-name="T11"><text:tab/>B [REQUEST]1&gt; Deposit 5000</text:span></text:p>
      <text:p text:style-name="P23"><text:span text:style-name="T11">A [DEPOSIT]1&gt; Original balance is 0</text:span></text:p>
      <text:p text:style-name="P23"><text:span text:style-name="T11"><text:tab/>B [DEPOSIT]1&gt; Original balance is 0</text:span></text:p>
      <text:p text:style-name="P23"><text:span text:style-name="T11">A [DEPOSIT]1&gt; Determining if deposit amount is valid...</text:span></text:p>
      <text:p text:style-name="P23"><text:span text:style-name="T11"><text:tab/>B [DEPOSIT]1&gt; Determining if deposit amount is valid...</text:span></text:p>
      <text:p text:style-name="P23"><text:span text:style-name="T11">A [DEPOSIT]1&gt; Deposit amount is valid.</text:span></text:p>
      <text:p text:style-name="P23"><text:span text:style-name="T11"><text:tab/>B [DEPOSIT]1&gt; Deposit amount is valid.</text:span></text:p>
      <text:p text:style-name="P23"><text:span text:style-name="T11">A [DEPOSIT]1&gt; Calculating new balance...</text:span></text:p>
      <text:p text:style-name="P23"><text:span text:style-name="T11"><text:tab/>B [DEPOSIT]1&gt; Calculating new balance...</text:span></text:p>
      <text:p text:style-name="P23"><text:span text:style-name="T11">A [DEPOSIT]1&gt; Balance calculated (0 + 5000 = 5000).</text:span></text:p>
      <text:p text:style-name="P23"><text:span text:style-name="T11"><text:tab/>B [DEPOSIT]1&gt; Balance calculated (0 + 5000 = 5000).</text:span></text:p>
      <text:p text:style-name="P23"><text:span text:style-name="T11">A [DEPOSIT]1&gt; Setting new balance to 5000...</text:span></text:p>
      <text:p text:style-name="P23"><text:span text:style-name="T11"><text:tab/>B [DEPOSIT]1&gt; Setting new balance to 5000...</text:span></text:p>
      <text:p text:style-name="P23"><text:span text:style-name="T11">A [DEPOSIT]1&gt; Balance is now 5000.</text:span></text:p>
      <text:p text:style-name="P23"><text:span text:style-name="T11">A [REQUEST]1&gt; Withdraw 500</text:span></text:p>
      <text:p text:style-name="P23"><text:span text:style-name="T11">A [WITHDRAW]1&gt; Original balance is 5000</text:span></text:p>
      <text:p text:style-name="P23"><text:span text:style-name="T11"><text:tab/>B [DEPOSIT]1&gt; Balance is now 5000.</text:span></text:p>
      <text:p text:style-name="P23"><text:span text:style-name="T11"><text:tab/>B [REQUEST]1&gt; Withdraw 500</text:span></text:p>
      <text:p text:style-name="P23"><text:span text:style-name="T11"><text:tab/>B [WITHDRAW]1&gt; Original balance is 5000</text:span></text:p>
      <text:p text:style-name="P23"><text:span text:style-name="T11">A [WITHDRAW]1&gt; Determining if funds are available...</text:span></text:p>
      <text:p text:style-name="P23"><text:span text:style-name="T11"><text:tab/>B [WITHDRAW]1&gt; Determining if funds are available...</text:span></text:p>
      <text:p text:style-name="P23"><text:span text:style-name="T11">A [WITHDRAW]1&gt; Funds are available.</text:span></text:p>
      <text:p text:style-name="P23"><text:span text:style-name="T11"><text:tab/>B [WITHDRAW]1&gt; Funds are available.</text:span></text:p>
      <text:p text:style-name="P23"><text:span text:style-name="T11">A [WITHDRAW]1&gt; Calculating new balance...</text:span></text:p>
      <text:p text:style-name="P23"><text:span text:style-name="T11"><text:tab/>B [WITHDRAW]1&gt; Calculating new balance...</text:span></text:p>
      <text:p text:style-name="P23"><text:span text:style-name="T11">A [WITHDRAW]1&gt; Balance calculated (5000 - 500 = 4500).</text:span></text:p>
      <text:p text:style-name="P23"><text:span text:style-name="T11"><text:tab/>B [WITHDRAW]1&gt; Balance calculated (5000 - 500 = 4500).</text:span></text:p>
      <text:p text:style-name="P23"><text:span text:style-name="T11">A [WITHDRAW]1&gt; Setting new balance to 4500...</text:span></text:p>
      <text:p text:style-name="P23"><text:span text:style-name="T11"><text:tab/>B [WITHDRAW]1&gt; Setting new balance to 4500...</text:span></text:p>
      <text:p text:style-name="P23"><text:span text:style-name="T11">A [WITHDRAW]1&gt; Balance is now 4500.</text:span></text:p>
      <text:p text:style-name="P23"><text:span text:style-name="T11">A [REQUEST]2&gt; Deposit 2000</text:span></text:p>
      <text:p text:style-name="P23"><text:span text:style-name="T11"><text:tab/>B [WITHDRAW]1&gt; Balance is now 4500.</text:span></text:p>
      <text:p text:style-name="P23"><text:span text:style-name="T11">A [DEPOSIT]2&gt; Original balance is 0</text:span></text:p>
      <text:p text:style-name="P23"><text:span text:style-name="T11"><text:tab/>B [REQUEST]2&gt; Deposit 2000</text:span></text:p>
      <text:p text:style-name="P23"><text:span text:style-name="T11"><text:tab/>B [DEPOSIT]2&gt; Original balance is 0</text:span></text:p>
      <text:p text:style-name="P23"><text:span text:style-name="T11">A [DEPOSIT]2&gt; Determining if deposit amount is valid...</text:span></text:p>
      <text:p text:style-name="P23"><text:span text:style-name="T11"><text:tab/>B [DEPOSIT]2&gt; Determining if deposit amount is valid...</text:span></text:p>
      <text:p text:style-name="P23"><text:soft-page-break/><text:span text:style-name="T11">A [DEPOSIT]2&gt; Deposit amount is valid.</text:span></text:p>
      <text:p text:style-name="P23"><text:span text:style-name="T11"><text:tab/>B [DEPOSIT]2&gt; Deposit amount is valid.</text:span></text:p>
      <text:p text:style-name="P23"><text:span text:style-name="T11">A [DEPOSIT]2&gt; Calculating new balance...</text:span></text:p>
      <text:p text:style-name="P23"><text:span text:style-name="T11"><text:tab/>B [DEPOSIT]2&gt; Calculating new balance...</text:span></text:p>
      <text:p text:style-name="P23"><text:span text:style-name="T11">A [DEPOSIT]2&gt; Balance calculated (0 + 2000 = 2000).</text:span></text:p>
      <text:p text:style-name="P23"><text:span text:style-name="T11"><text:tab/>B [DEPOSIT]2&gt; Balance calculated (0 + 2000 = 2000).</text:span></text:p>
      <text:p text:style-name="P23"><text:span text:style-name="T11"><text:tab/>B [DEPOSIT]2&gt; Setting new balance to 2000...</text:span></text:p>
      <text:p text:style-name="P23"><text:span text:style-name="T11">A [DEPOSIT]2&gt; Setting new balance to 2000...</text:span></text:p>
      <text:p text:style-name="P23"><text:span text:style-name="T11"><text:tab/>B [DEPOSIT]2&gt; Balance is now 2000.</text:span></text:p>
      <text:p text:style-name="P23"><text:span text:style-name="T11">A [DEPOSIT]2&gt; Balance is now 2000.</text:span></text:p>
      <text:p text:style-name="P23"><text:span text:style-name="T11"><text:tab/>B [REQUEST]2&gt; Withdraw 250</text:span></text:p>
      <text:p text:style-name="P23"><text:span text:style-name="T11">A [REQUEST]2&gt; Withdraw 250</text:span></text:p>
      <text:p text:style-name="P23"><text:span text:style-name="T11"><text:tab/>B [WITHDRAW]2&gt; Original balance is 2000</text:span></text:p>
      <text:p text:style-name="P23"><text:span text:style-name="T11">A [WITHDRAW]2&gt; Original balance is 2000</text:span></text:p>
      <text:p text:style-name="P23"><text:span text:style-name="T11"><text:tab/>B [WITHDRAW]2&gt; Determining if funds are available...</text:span></text:p>
      <text:p text:style-name="P23"><text:span text:style-name="T11">A [WITHDRAW]2&gt; Determining if funds are available...</text:span></text:p>
      <text:p text:style-name="P23"><text:span text:style-name="T11"><text:tab/>B [WITHDRAW]2&gt; Funds are available.</text:span></text:p>
      <text:p text:style-name="P23"><text:span text:style-name="T11">A [WITHDRAW]2&gt; Funds are available.</text:span></text:p>
      <text:p text:style-name="P23"><text:span text:style-name="T11"><text:tab/>B [WITHDRAW]2&gt; Calculating new balance...</text:span></text:p>
      <text:p text:style-name="P23"><text:span text:style-name="T11">A [WITHDRAW]2&gt; Calculating new balance...</text:span></text:p>
      <text:p text:style-name="P23"><text:span text:style-name="T11"><text:tab/>B [WITHDRAW]2&gt; Balance calculated (2000 - 250 = 1750).</text:span></text:p>
      <text:p text:style-name="P23"><text:span text:style-name="T11">A [WITHDRAW]2&gt; Balance calculated (2000 - 250 = 1750).</text:span></text:p>
      <text:p text:style-name="P23"><text:span text:style-name="T11"><text:tab/>B [WITHDRAW]2&gt; Setting new balance to 1750...</text:span></text:p>
      <text:p text:style-name="P23"><text:span text:style-name="T11">A [WITHDRAW]2&gt; Setting new balance to 1750...</text:span></text:p>
      <text:p text:style-name="P23"><text:span text:style-name="T11"><text:tab/>B [WITHDRAW]2&gt; Balance is now 1750.</text:span></text:p>
      <text:p text:style-name="P23"><text:span text:style-name="T11">A [WITHDRAW]2&gt; Balance is now 1750.</text:span></text:p>
      <text:p text:style-name="P23"><text:span text:style-name="T11"><text:tab/>B [REQUEST]1&gt; Transfer 250 to account 2</text:span></text:p>
      <text:p text:style-name="P23"><text:span text:style-name="T11">A [REQUEST]1&gt; Transfer 250 to account 2</text:span></text:p>
      <text:p text:style-name="P23"><text:span text:style-name="T11"><text:tab/>B [TRANSFER]1&gt; Attempting withdrawl...</text:span></text:p>
      <text:p text:style-name="P23"><text:span text:style-name="T11">A [TRANSFER]1&gt; Attempting withdrawl...</text:span></text:p>
      <text:p text:style-name="P23"><text:span text:style-name="T11"><text:tab/>B [REQUEST]1&gt; Withdraw 250</text:span></text:p>
      <text:p text:style-name="P23"><text:span text:style-name="T11">A [REQUEST]1&gt; Withdraw 250</text:span></text:p>
      <text:p text:style-name="P23"><text:span text:style-name="T11"><text:tab/>B [WITHDRAW]1&gt; Original balance is 4500</text:span></text:p>
      <text:p text:style-name="P23"><text:span text:style-name="T11">A [WITHDRAW]1&gt; Original balance is 4500</text:span></text:p>
      <text:p text:style-name="P23"><text:span text:style-name="T11">A [WITHDRAW]1&gt; Determining if funds are available...</text:span></text:p>
      <text:p text:style-name="P23"><text:span text:style-name="T11"><text:tab/>B [WITHDRAW]1&gt; Determining if funds are available...</text:span></text:p>
      <text:p text:style-name="P23"><text:span text:style-name="T11">A [WITHDRAW]1&gt; Funds are available.</text:span></text:p>
      <text:p text:style-name="P23"><text:span text:style-name="T11"><text:tab/>B [WITHDRAW]1&gt; Funds are available.</text:span></text:p>
      <text:p text:style-name="P23"><text:span text:style-name="T11"><text:tab/>B [WITHDRAW]1&gt; Calculating new balance...</text:span></text:p>
      <text:p text:style-name="P23"><text:span text:style-name="T11">A [WITHDRAW]1&gt; Calculating new balance...</text:span></text:p>
      <text:p text:style-name="P23"><text:span text:style-name="T11">A [WITHDRAW]1&gt; Balance calculated (4500 - 250 = 4250).</text:span></text:p>
      <text:p text:style-name="P23"><text:span text:style-name="T11"><text:tab/>B [WITHDRAW]1&gt; Balance calculated (4500 - 250 = 4250).</text:span></text:p>
      <text:p text:style-name="P23"><text:span text:style-name="T11">A [WITHDRAW]1&gt; Setting new balance to 4250...</text:span></text:p>
      <text:p text:style-name="P23"><text:span text:style-name="T11"><text:tab/>B [WITHDRAW]1&gt; Setting new balance to 4250...</text:span></text:p>
      <text:p text:style-name="P23"><text:span text:style-name="T11">A [WITHDRAW]1&gt; Balance is now 4250.</text:span></text:p>
      <text:p text:style-name="P23"><text:span text:style-name="T11"><text:tab/>B [WITHDRAW]1&gt; Balance is now 4250.</text:span></text:p>
      <text:p text:style-name="P23"><text:span text:style-name="T11">A [TRANSFER]1&gt; Withdrawl succeeded. Attempting deposit to 2...</text:span></text:p>
      <text:p text:style-name="P23"><text:span text:style-name="T11"><text:tab/>B [TRANSFER]1&gt; Withdrawl succeeded. Attempting deposit to 2...</text:span></text:p>
      <text:p text:style-name="P23"><text:span text:style-name="T11">A [REQUEST]2&gt; Deposit 250</text:span></text:p>
      <text:p text:style-name="P23"><text:soft-page-break/><text:span text:style-name="T11"><text:tab/>B [REQUEST]2&gt; Deposit 250</text:span></text:p>
      <text:p text:style-name="P23"><text:span text:style-name="T11">A [DEPOSIT]2&gt; Original balance is 1750</text:span></text:p>
      <text:p text:style-name="P23"><text:span text:style-name="T11"><text:tab/>B [DEPOSIT]2&gt; Original balance is 1750</text:span></text:p>
      <text:p text:style-name="P23"><text:span text:style-name="T11">A [DEPOSIT]2&gt; Determining if deposit amount is valid...</text:span></text:p>
      <text:p text:style-name="P23"><text:span text:style-name="T11"><text:tab/>B [DEPOSIT]2&gt; Determining if deposit amount is valid...</text:span></text:p>
      <text:p text:style-name="P23"><text:span text:style-name="T11">A [DEPOSIT]2&gt; Deposit amount is valid.</text:span></text:p>
      <text:p text:style-name="P23"><text:span text:style-name="T11"><text:tab/>B [DEPOSIT]2&gt; Deposit amount is valid.</text:span></text:p>
      <text:p text:style-name="P23"><text:span text:style-name="T11">A [DEPOSIT]2&gt; Calculating new balance...</text:span></text:p>
      <text:p text:style-name="P23"><text:span text:style-name="T11"><text:tab/>B [DEPOSIT]2&gt; Calculating new balance...</text:span></text:p>
      <text:p text:style-name="P23"><text:span text:style-name="T11">A [DEPOSIT]2&gt; Balance calculated (1750 + 250 = 2000).</text:span></text:p>
      <text:p text:style-name="P23"><text:span text:style-name="T11"><text:tab/>B [DEPOSIT]2&gt; Balance calculated (1750 + 250 = 2000).</text:span></text:p>
      <text:p text:style-name="P23"><text:span text:style-name="T11">A [DEPOSIT]2&gt; Setting new balance to 2000...</text:span></text:p>
      <text:p text:style-name="P23"><text:span text:style-name="T11"><text:tab/>B [DEPOSIT]2&gt; Setting new balance to 2000...</text:span></text:p>
      <text:p text:style-name="P23"><text:span text:style-name="T11">A [DEPOSIT]2&gt; Balance is now 2000.</text:span></text:p>
      <text:p text:style-name="P23"><text:span text:style-name="T11"><text:tab/>B [DEPOSIT]2&gt; Balance is now 2000.</text:span></text:p>
      <text:p text:style-name="P23"><text:span text:style-name="T11">A [TRANSFER]1&gt; Deposit to 2 succeeded. Transfer complete.</text:span></text:p>
      <text:p text:style-name="P23"><text:span text:style-name="T11"><text:tab/>B [TRANSFER]1&gt; Deposit to 2 succeeded. Transfer complete.</text:span></text:p>
      <text:p text:style-name="P23"><text:span text:style-name="T11">main [REQUEST]1&gt; Balance statement.</text:span></text:p>
      <text:p text:style-name="P23"><text:span text:style-name="T11">Account 1 final balance: 4250</text:span></text:p>
      <text:p text:style-name="P23"><text:span text:style-name="T11">main [REQUEST]2&gt; Balance statement.</text:span></text:p>
      <text:p text:style-name="P23"><text:span text:style-name="T11">Account 2 final balance: 2000</text:span></text:p>
      <text:p text:style-name="P23"><text:span text:style-name="T11">csu:master:joel@scaglietti:~/csu/java1/hw8$ </text:span></text:p>
      <text:p text:style-name="P7"/>
      <text:p text:style-name="P7"/>
      <text:p text:style-name="P18"><text:span text:style-name="T11">When the accounts operate in synchronized mode, then the only operations whicare interleaved are those be performed on different accounts. This is the expected behavior.</text:span></text:p>
      <text:p text:style-name="P21"/>
      <text:p text:style-name="P20"><text:span text:style-name="T11">Two Thread Output (</text:span><text:span text:style-name="T14">S</text:span><text:span text:style-name="T11">ynchronized):</text:span></text:p>
      <text:p text:style-name="P7"/>
      <text:p text:style-name="P7"/>
      <text:p text:style-name="P7"/>
      <text:p text:style-name="P16"><text:span text:style-name="T10">In order to really push this to the limit, I also performed the operation with three threads.</text:span></text:p>
      <text:p text:style-name="P7"/>
      <text:p text:style-name="P19"><text:span text:style-name="T10">Three Thread Output (Un</text:span><text:span text:style-name="T14">s</text:span><text:span text:style-name="T10">ynchronized):</text:span></text:p>
      <text:p text:style-name="P22"><text:span text:style-name="T10">csu:master:joel@scaglietti:~/csu/java1/hw8$ java -jar account.jar</text:span></text:p>
      <text:p text:style-name="P22"><text:span text:style-name="T10">A [REQUEST]1&gt; Deposit 5000</text:span></text:p>
      <text:p text:style-name="P22"><text:span text:style-name="T10"><text:tab/><text:tab/>C [REQUEST]1&gt; Deposit 5000</text:span></text:p>
      <text:p text:style-name="P22"><text:span text:style-name="T10"><text:tab/>B [REQUEST]1&gt; Deposit 5000</text:span></text:p>
      <text:p text:style-name="P22"><text:span text:style-name="T10"><text:tab/><text:tab/>C [DEPOSIT]1&gt; Original balance is 0</text:span></text:p>
      <text:p text:style-name="P22"><text:span text:style-name="T10">A [DEPOSIT]1&gt; Original balance is 0</text:span></text:p>
      <text:p text:style-name="P22"><text:span text:style-name="T10"><text:tab/>B [DEPOSIT]1&gt; Original balance is 0</text:span></text:p>
      <text:p text:style-name="P22"><text:span text:style-name="T10"><text:tab/><text:tab/>C [DEPOSIT]1&gt; Determining if deposit amount is valid...</text:span></text:p>
      <text:p text:style-name="P22"><text:span text:style-name="T10"><text:tab/>B [DEPOSIT]1&gt; Determining if deposit amount is valid...</text:span></text:p>
      <text:p text:style-name="P22"><text:span text:style-name="T10"><text:tab/><text:tab/>C [DEPOSIT]1&gt; Deposit amount is valid.</text:span></text:p>
      <text:p text:style-name="P22"><text:span text:style-name="T10"><text:tab/>B [DEPOSIT]1&gt; Deposit amount is valid.</text:span></text:p>
      <text:p text:style-name="P22"><text:span text:style-name="T10">A [DEPOSIT]1&gt; Determining if deposit amount is valid...</text:span></text:p>
      <text:p text:style-name="P22"><text:span text:style-name="T10">A [DEPOSIT]1&gt; Deposit amount is valid.</text:span></text:p>
      <text:p text:style-name="P22"><text:span text:style-name="T10"><text:tab/>B [DEPOSIT]1&gt; Calculating new balance...</text:span></text:p>
      <text:p text:style-name="P22"><text:span text:style-name="T10"><text:tab/><text:tab/>C [DEPOSIT]1&gt; Calculating new balance...</text:span></text:p>
      <text:p text:style-name="P22"><text:soft-page-break/><text:span text:style-name="T10">A [DEPOSIT]1&gt; Calculating new balance...</text:span></text:p>
      <text:p text:style-name="P22"><text:span text:style-name="T10"><text:tab/><text:tab/>C [DEPOSIT]1&gt; Balance calculated (0 + 5000 = 5000).</text:span></text:p>
      <text:p text:style-name="P22"><text:span text:style-name="T10">A [DEPOSIT]1&gt; Balance calculated (0 + 5000 = 5000).</text:span></text:p>
      <text:p text:style-name="P22"><text:span text:style-name="T10"><text:tab/>B [DEPOSIT]1&gt; Balance calculated (0 + 5000 = 5000).</text:span></text:p>
      <text:p text:style-name="P22"><text:span text:style-name="T10"><text:tab/><text:tab/>C [DEPOSIT]1&gt; Setting new balance to 5000...</text:span></text:p>
      <text:p text:style-name="P22"><text:span text:style-name="T10">A [DEPOSIT]1&gt; Setting new balance to 5000...</text:span></text:p>
      <text:p text:style-name="P22"><text:span text:style-name="T10"><text:tab/>B [DEPOSIT]1&gt; Setting new balance to 5000...</text:span></text:p>
      <text:p text:style-name="P22"><text:span text:style-name="T10"><text:tab/><text:tab/>C [DEPOSIT]1&gt; Balance is now 5000.</text:span></text:p>
      <text:p text:style-name="P22"><text:span text:style-name="T10">A [DEPOSIT]1&gt; Balance is now 5000.</text:span></text:p>
      <text:p text:style-name="P22"><text:span text:style-name="T10"><text:tab/><text:tab/>C [REQUEST]1&gt; Withdraw 500</text:span></text:p>
      <text:p text:style-name="P22"><text:span text:style-name="T10"><text:tab/>B [DEPOSIT]1&gt; Balance is now 5000.</text:span></text:p>
      <text:p text:style-name="P22"><text:span text:style-name="T10"><text:tab/>B [REQUEST]1&gt; Withdraw 500</text:span></text:p>
      <text:p text:style-name="P22"><text:span text:style-name="T10"><text:tab/>B [WITHDRAW]1&gt; Original balance is 5000</text:span></text:p>
      <text:p text:style-name="P22"><text:span text:style-name="T10">A [REQUEST]1&gt; Withdraw 500</text:span></text:p>
      <text:p text:style-name="P22"><text:span text:style-name="T10"><text:tab/><text:tab/>C [WITHDRAW]1&gt; Original balance is 5000</text:span></text:p>
      <text:p text:style-name="P22"><text:span text:style-name="T10">A [WITHDRAW]1&gt; Original balance is 5000</text:span></text:p>
      <text:p text:style-name="P22"><text:span text:style-name="T10"><text:tab/>B [WITHDRAW]1&gt; Determining if funds are available...</text:span></text:p>
      <text:p text:style-name="P22"><text:span text:style-name="T10">A [WITHDRAW]1&gt; Determining if funds are available...</text:span></text:p>
      <text:p text:style-name="P22"><text:span text:style-name="T10"><text:tab/><text:tab/>C [WITHDRAW]1&gt; Determining if funds are available...</text:span></text:p>
      <text:p text:style-name="P22"><text:span text:style-name="T10"><text:tab/>B [WITHDRAW]1&gt; Funds are available.</text:span></text:p>
      <text:p text:style-name="P22"><text:span text:style-name="T10">A [WITHDRAW]1&gt; Funds are available.</text:span></text:p>
      <text:p text:style-name="P22"><text:span text:style-name="T10"><text:tab/><text:tab/>C [WITHDRAW]1&gt; Funds are available.</text:span></text:p>
      <text:p text:style-name="P22"><text:span text:style-name="T10"><text:tab/>B [WITHDRAW]1&gt; Calculating new balance...</text:span></text:p>
      <text:p text:style-name="P22"><text:span text:style-name="T10"><text:tab/><text:tab/>C [WITHDRAW]1&gt; Calculating new balance...</text:span></text:p>
      <text:p text:style-name="P22"><text:span text:style-name="T10">A [WITHDRAW]1&gt; Calculating new balance...</text:span></text:p>
      <text:p text:style-name="P22"><text:span text:style-name="T10"><text:tab/>B [WITHDRAW]1&gt; Balance calculated (5000 - 500 = 4500).</text:span></text:p>
      <text:p text:style-name="P22"><text:span text:style-name="T10"><text:tab/><text:tab/>C [WITHDRAW]1&gt; Balance calculated (5000 - 500 = 4500).</text:span></text:p>
      <text:p text:style-name="P22"><text:span text:style-name="T10">A [WITHDRAW]1&gt; Balance calculated (5000 - 500 = 4500).</text:span></text:p>
      <text:p text:style-name="P22"><text:span text:style-name="T10"><text:tab/>B [WITHDRAW]1&gt; Setting new balance to 4500...</text:span></text:p>
      <text:p text:style-name="P22"><text:span text:style-name="T10"><text:tab/><text:tab/>C [WITHDRAW]1&gt; Setting new balance to 4500...</text:span></text:p>
      <text:p text:style-name="P22"><text:span text:style-name="T10">A [WITHDRAW]1&gt; Setting new balance to 4500...</text:span></text:p>
      <text:p text:style-name="P22"><text:span text:style-name="T10"><text:tab/><text:tab/>C [WITHDRAW]1&gt; Balance is now 4500.</text:span></text:p>
      <text:p text:style-name="P22"><text:span text:style-name="T10">A [WITHDRAW]1&gt; Balance is now 4500.</text:span></text:p>
      <text:p text:style-name="P22"><text:span text:style-name="T10">A [REQUEST]2&gt; Deposit 2000</text:span></text:p>
      <text:p text:style-name="P22"><text:span text:style-name="T10">A [DEPOSIT]2&gt; Original balance is 0</text:span></text:p>
      <text:p text:style-name="P22"><text:span text:style-name="T10"><text:tab/>B [WITHDRAW]1&gt; Balance is now 4500.</text:span></text:p>
      <text:p text:style-name="P22"><text:span text:style-name="T10"><text:tab/><text:tab/>C [REQUEST]2&gt; Deposit 2000</text:span></text:p>
      <text:p text:style-name="P22"><text:span text:style-name="T10"><text:tab/>B [REQUEST]2&gt; Deposit 2000</text:span></text:p>
      <text:p text:style-name="P22"><text:span text:style-name="T10"><text:tab/><text:tab/>C [DEPOSIT]2&gt; Original balance is 0</text:span></text:p>
      <text:p text:style-name="P22"><text:span text:style-name="T10"><text:tab/>B [DEPOSIT]2&gt; Original balance is 0</text:span></text:p>
      <text:p text:style-name="P22"><text:span text:style-name="T10">A [DEPOSIT]2&gt; Determining if deposit amount is valid...</text:span></text:p>
      <text:p text:style-name="P22"><text:span text:style-name="T10">A [DEPOSIT]2&gt; Deposit amount is valid.</text:span></text:p>
      <text:p text:style-name="P22"><text:span text:style-name="T10"><text:tab/><text:tab/>C [DEPOSIT]2&gt; Determining if deposit amount is valid...</text:span></text:p>
      <text:p text:style-name="P22"><text:span text:style-name="T10"><text:tab/>B [DEPOSIT]2&gt; Determining if deposit amount is valid...</text:span></text:p>
      <text:p text:style-name="P22"><text:span text:style-name="T10"><text:tab/><text:tab/>C [DEPOSIT]2&gt; Deposit amount is valid.</text:span></text:p>
      <text:p text:style-name="P22"><text:span text:style-name="T10"><text:tab/>B [DEPOSIT]2&gt; Deposit amount is valid.</text:span></text:p>
      <text:p text:style-name="P22"><text:span text:style-name="T10">A [DEPOSIT]2&gt; Calculating new balance...</text:span></text:p>
      <text:p text:style-name="P22"><text:span text:style-name="T10"><text:tab/><text:tab/>C [DEPOSIT]2&gt; Calculating new balance...</text:span></text:p>
      <text:p text:style-name="P22"><text:span text:style-name="T10"><text:tab/>B [DEPOSIT]2&gt; Calculating new balance...</text:span></text:p>
      <text:p text:style-name="P22"><text:soft-page-break/><text:span text:style-name="T10">A [DEPOSIT]2&gt; Balance calculated (0 + 2000 = 2000).</text:span></text:p>
      <text:p text:style-name="P22"><text:span text:style-name="T10"><text:tab/><text:tab/>C [DEPOSIT]2&gt; Balance calculated (0 + 2000 = 2000).</text:span></text:p>
      <text:p text:style-name="P22"><text:span text:style-name="T10"><text:tab/>B [DEPOSIT]2&gt; Balance calculated (0 + 2000 = 2000).</text:span></text:p>
      <text:p text:style-name="P22"><text:span text:style-name="T10">A [DEPOSIT]2&gt; Setting new balance to 2000...</text:span></text:p>
      <text:p text:style-name="P22"><text:span text:style-name="T10"><text:tab/><text:tab/>C [DEPOSIT]2&gt; Setting new balance to 2000...</text:span></text:p>
      <text:p text:style-name="P22"><text:span text:style-name="T10"><text:tab/>B [DEPOSIT]2&gt; Setting new balance to 2000...</text:span></text:p>
      <text:p text:style-name="P22"><text:span text:style-name="T10">A [DEPOSIT]2&gt; Balance is now 2000.</text:span></text:p>
      <text:p text:style-name="P22"><text:span text:style-name="T10"><text:tab/><text:tab/>C [DEPOSIT]2&gt; Balance is now 2000.</text:span></text:p>
      <text:p text:style-name="P22"><text:span text:style-name="T10">A [REQUEST]2&gt; Withdraw 250</text:span></text:p>
      <text:p text:style-name="P22"><text:span text:style-name="T10"><text:tab/><text:tab/>C [REQUEST]2&gt; Withdraw 250</text:span></text:p>
      <text:p text:style-name="P22"><text:span text:style-name="T10">A [WITHDRAW]2&gt; Original balance is 2000</text:span></text:p>
      <text:p text:style-name="P22"><text:span text:style-name="T10"><text:tab/><text:tab/>C [WITHDRAW]2&gt; Original balance is 2000</text:span></text:p>
      <text:p text:style-name="P22"><text:span text:style-name="T10"><text:tab/>B [DEPOSIT]2&gt; Balance is now 2000.</text:span></text:p>
      <text:p text:style-name="P22"><text:span text:style-name="T10"><text:tab/>B [REQUEST]2&gt; Withdraw 250</text:span></text:p>
      <text:p text:style-name="P22"><text:span text:style-name="T10"><text:tab/>B [WITHDRAW]2&gt; Original balance is 2000</text:span></text:p>
      <text:p text:style-name="P22"><text:span text:style-name="T10">A [WITHDRAW]2&gt; Determining if funds are available...</text:span></text:p>
      <text:p text:style-name="P22"><text:span text:style-name="T10"><text:tab/><text:tab/>C [WITHDRAW]2&gt; Determining if funds are available...</text:span></text:p>
      <text:p text:style-name="P22"><text:span text:style-name="T10"><text:tab/>B [WITHDRAW]2&gt; Determining if funds are available...</text:span></text:p>
      <text:p text:style-name="P22"><text:span text:style-name="T10"><text:tab/><text:tab/>C [WITHDRAW]2&gt; Funds are available.</text:span></text:p>
      <text:p text:style-name="P22"><text:span text:style-name="T10"><text:tab/>B [WITHDRAW]2&gt; Funds are available.</text:span></text:p>
      <text:p text:style-name="P22"><text:span text:style-name="T10">A [WITHDRAW]2&gt; Funds are available.</text:span></text:p>
      <text:p text:style-name="P22"><text:span text:style-name="T10"><text:tab/><text:tab/>C [WITHDRAW]2&gt; Calculating new balance...</text:span></text:p>
      <text:p text:style-name="P22"><text:span text:style-name="T10"><text:tab/>B [WITHDRAW]2&gt; Calculating new balance...</text:span></text:p>
      <text:p text:style-name="P22"><text:span text:style-name="T10">A [WITHDRAW]2&gt; Calculating new balance...</text:span></text:p>
      <text:p text:style-name="P22"><text:span text:style-name="T10"><text:tab/><text:tab/>C [WITHDRAW]2&gt; Balance calculated (2000 - 250 = 1750).</text:span></text:p>
      <text:p text:style-name="P22"><text:span text:style-name="T10"><text:tab/>B [WITHDRAW]2&gt; Balance calculated (2000 - 250 = 1750).</text:span></text:p>
      <text:p text:style-name="P22"><text:span text:style-name="T10">A [WITHDRAW]2&gt; Balance calculated (2000 - 250 = 1750).</text:span></text:p>
      <text:p text:style-name="P22"><text:span text:style-name="T10"><text:tab/><text:tab/>C [WITHDRAW]2&gt; Setting new balance to 1750...</text:span></text:p>
      <text:p text:style-name="P22"><text:span text:style-name="T10"><text:tab/>B [WITHDRAW]2&gt; Setting new balance to 1750...</text:span></text:p>
      <text:p text:style-name="P22"><text:span text:style-name="T10">A [WITHDRAW]2&gt; Setting new balance to 1750...</text:span></text:p>
      <text:p text:style-name="P22"><text:span text:style-name="T10"><text:tab/>B [WITHDRAW]2&gt; Balance is now 1750.</text:span></text:p>
      <text:p text:style-name="P22"><text:span text:style-name="T10"><text:tab/><text:tab/>C [WITHDRAW]2&gt; Balance is now 1750.</text:span></text:p>
      <text:p text:style-name="P22"><text:span text:style-name="T10"><text:tab/>B [REQUEST]1&gt; Transfer 250 to account 2</text:span></text:p>
      <text:p text:style-name="P22"><text:span text:style-name="T10"><text:tab/><text:tab/>C [REQUEST]1&gt; Transfer 250 to account 2</text:span></text:p>
      <text:p text:style-name="P22"><text:span text:style-name="T10"><text:tab/><text:tab/>C [TRANSFER]1&gt; Attempting withdrawl...</text:span></text:p>
      <text:p text:style-name="P22"><text:span text:style-name="T10"><text:tab/><text:tab/>C [REQUEST]1&gt; Withdraw 250</text:span></text:p>
      <text:p text:style-name="P22"><text:span text:style-name="T10"><text:tab/><text:tab/>C [WITHDRAW]1&gt; Original balance is 4500</text:span></text:p>
      <text:p text:style-name="P22"><text:span text:style-name="T10">A [WITHDRAW]2&gt; Balance is now 1750.</text:span></text:p>
      <text:p text:style-name="P22"><text:span text:style-name="T10">A [REQUEST]1&gt; Transfer 250 to account 2</text:span></text:p>
      <text:p text:style-name="P22"><text:span text:style-name="T10">A [TRANSFER]1&gt; Attempting withdrawl...</text:span></text:p>
      <text:p text:style-name="P22"><text:span text:style-name="T10">A [REQUEST]1&gt; Withdraw 250</text:span></text:p>
      <text:p text:style-name="P22"><text:span text:style-name="T10">A [WITHDRAW]1&gt; Original balance is 4500</text:span></text:p>
      <text:p text:style-name="P22"><text:span text:style-name="T10"><text:tab/>B [TRANSFER]1&gt; Attempting withdrawl...</text:span></text:p>
      <text:p text:style-name="P22"><text:span text:style-name="T10"><text:tab/>B [REQUEST]1&gt; Withdraw 250</text:span></text:p>
      <text:p text:style-name="P22"><text:span text:style-name="T10"><text:tab/>B [WITHDRAW]1&gt; Original balance is 4500</text:span></text:p>
      <text:p text:style-name="P22"><text:span text:style-name="T10"><text:tab/><text:tab/>C [WITHDRAW]1&gt; Determining if funds are available...</text:span></text:p>
      <text:p text:style-name="P22"><text:span text:style-name="T10">A [WITHDRAW]1&gt; Determining if funds are available...</text:span></text:p>
      <text:p text:style-name="P22"><text:span text:style-name="T10"><text:tab/>B [WITHDRAW]1&gt; Determining if funds are available...</text:span></text:p>
      <text:p text:style-name="P22"><text:span text:style-name="T10"><text:tab/><text:tab/>C [WITHDRAW]1&gt; Funds are available.</text:span></text:p>
      <text:p text:style-name="P22"><text:soft-page-break/><text:span text:style-name="T10">A [WITHDRAW]1&gt; Funds are available.</text:span></text:p>
      <text:p text:style-name="P22"><text:span text:style-name="T10"><text:tab/>B [WITHDRAW]1&gt; Funds are available.</text:span></text:p>
      <text:p text:style-name="P22"><text:span text:style-name="T10"><text:tab/><text:tab/>C [WITHDRAW]1&gt; Calculating new balance...</text:span></text:p>
      <text:p text:style-name="P22"><text:span text:style-name="T10">A [WITHDRAW]1&gt; Calculating new balance...</text:span></text:p>
      <text:p text:style-name="P22"><text:span text:style-name="T10"><text:tab/>B [WITHDRAW]1&gt; Calculating new balance...</text:span></text:p>
      <text:p text:style-name="P22"><text:span text:style-name="T10"><text:tab/><text:tab/>C [WITHDRAW]1&gt; Balance calculated (4500 - 250 = 4250).</text:span></text:p>
      <text:p text:style-name="P22"><text:span text:style-name="T10">A [WITHDRAW]1&gt; Balance calculated (4500 - 250 = 4250).</text:span></text:p>
      <text:p text:style-name="P22"><text:span text:style-name="T10"><text:tab/>B [WITHDRAW]1&gt; Balance calculated (4500 - 250 = 4250).</text:span></text:p>
      <text:p text:style-name="P22"><text:span text:style-name="T10"><text:tab/><text:tab/>C [WITHDRAW]1&gt; Setting new balance to 4250...</text:span></text:p>
      <text:p text:style-name="P22"><text:span text:style-name="T10">A [WITHDRAW]1&gt; Setting new balance to 4250...</text:span></text:p>
      <text:p text:style-name="P22"><text:span text:style-name="T10"><text:tab/>B [WITHDRAW]1&gt; Setting new balance to 4250...</text:span></text:p>
      <text:p text:style-name="P22"><text:span text:style-name="T10"><text:tab/><text:tab/>C [WITHDRAW]1&gt; Balance is now 4250.</text:span></text:p>
      <text:p text:style-name="P22"><text:span text:style-name="T10"><text:tab/><text:tab/>C [TRANSFER]1&gt; Withdrawl succeeded. Attempting deposit to 2...</text:span></text:p>
      <text:p text:style-name="P22"><text:span text:style-name="T10"><text:tab/><text:tab/>C [REQUEST]2&gt; Deposit 250</text:span></text:p>
      <text:p text:style-name="P22"><text:span text:style-name="T10"><text:tab/><text:tab/>C [DEPOSIT]2&gt; Original balance is 1750</text:span></text:p>
      <text:p text:style-name="P22"><text:span text:style-name="T10">A [WITHDRAW]1&gt; Balance is now 4250.</text:span></text:p>
      <text:p text:style-name="P22"><text:span text:style-name="T10">A [TRANSFER]1&gt; Withdrawl succeeded. Attempting deposit to 2...</text:span></text:p>
      <text:p text:style-name="P22"><text:span text:style-name="T10">A [REQUEST]2&gt; Deposit 250</text:span></text:p>
      <text:p text:style-name="P22"><text:span text:style-name="T10">A [DEPOSIT]2&gt; Original balance is 1750</text:span></text:p>
      <text:p text:style-name="P22"><text:span text:style-name="T10"><text:tab/>B [WITHDRAW]1&gt; Balance is now 4250.</text:span></text:p>
      <text:p text:style-name="P22"><text:span text:style-name="T10"><text:tab/>B [TRANSFER]1&gt; Withdrawl succeeded. Attempting deposit to 2...</text:span></text:p>
      <text:p text:style-name="P22"><text:span text:style-name="T10"><text:tab/>B [REQUEST]2&gt; Deposit 250</text:span></text:p>
      <text:p text:style-name="P22"><text:span text:style-name="T10"><text:tab/>B [DEPOSIT]2&gt; Original balance is 1750</text:span></text:p>
      <text:p text:style-name="P22"><text:span text:style-name="T10"><text:tab/><text:tab/>C [DEPOSIT]2&gt; Determining if deposit amount is valid...</text:span></text:p>
      <text:p text:style-name="P22"><text:span text:style-name="T10"><text:tab/><text:tab/>C [DEPOSIT]2&gt; Deposit amount is valid.</text:span></text:p>
      <text:p text:style-name="P22"><text:span text:style-name="T10">A [DEPOSIT]2&gt; Determining if deposit amount is valid...</text:span></text:p>
      <text:p text:style-name="P22"><text:span text:style-name="T10">A [DEPOSIT]2&gt; Deposit amount is valid.</text:span></text:p>
      <text:p text:style-name="P22"><text:span text:style-name="T10"><text:tab/>B [DEPOSIT]2&gt; Determining if deposit amount is valid...</text:span></text:p>
      <text:p text:style-name="P22"><text:span text:style-name="T10"><text:tab/>B [DEPOSIT]2&gt; Deposit amount is valid.</text:span></text:p>
      <text:p text:style-name="P22"><text:span text:style-name="T10"><text:tab/><text:tab/>C [DEPOSIT]2&gt; Calculating new balance...</text:span></text:p>
      <text:p text:style-name="P22"><text:span text:style-name="T10">A [DEPOSIT]2&gt; Calculating new balance...</text:span></text:p>
      <text:p text:style-name="P22"><text:span text:style-name="T10"><text:tab/>B [DEPOSIT]2&gt; Calculating new balance...</text:span></text:p>
      <text:p text:style-name="P22"><text:span text:style-name="T10"><text:tab/><text:tab/>C [DEPOSIT]2&gt; Balance calculated (1750 + 250 = 2000).</text:span></text:p>
      <text:p text:style-name="P22"><text:span text:style-name="T10">A [DEPOSIT]2&gt; Balance calculated (1750 + 250 = 2000).</text:span></text:p>
      <text:p text:style-name="P22"><text:span text:style-name="T10"><text:tab/>B [DEPOSIT]2&gt; Balance calculated (1750 + 250 = 2000).</text:span></text:p>
      <text:p text:style-name="P22"><text:span text:style-name="T10"><text:tab/><text:tab/>C [DEPOSIT]2&gt; Setting new balance to 2000...</text:span></text:p>
      <text:p text:style-name="P22"><text:span text:style-name="T10">A [DEPOSIT]2&gt; Setting new balance to 2000...</text:span></text:p>
      <text:p text:style-name="P22"><text:span text:style-name="T10"><text:tab/>B [DEPOSIT]2&gt; Setting new balance to 2000...</text:span></text:p>
      <text:p text:style-name="P22"><text:span text:style-name="T10"><text:tab/><text:tab/>C [DEPOSIT]2&gt; Balance is now 2000.</text:span></text:p>
      <text:p text:style-name="P22"><text:span text:style-name="T10"><text:tab/><text:tab/>C [TRANSFER]1&gt; Deposit to 2 succeeded. Transfer complete.</text:span></text:p>
      <text:p text:style-name="P22"><text:span text:style-name="T10">A [DEPOSIT]2&gt; Balance is now 2000.</text:span></text:p>
      <text:p text:style-name="P22"><text:span text:style-name="T10">A [TRANSFER]1&gt; Deposit to 2 succeeded. Transfer complete.</text:span></text:p>
      <text:p text:style-name="P22"><text:span text:style-name="T10"><text:tab/>B [DEPOSIT]2&gt; Balance is now 2000.</text:span></text:p>
      <text:p text:style-name="P22"><text:span text:style-name="T10"><text:tab/>B [TRANSFER]1&gt; Deposit to 2 succeeded. Transfer complete.</text:span></text:p>
      <text:p text:style-name="P22"><text:span text:style-name="T10">main [REQUEST]1&gt; Balance statement.</text:span></text:p>
      <text:p text:style-name="P22"><text:span text:style-name="T10">Account 1 final balance: 4250</text:span></text:p>
      <text:p text:style-name="P22"><text:span text:style-name="T10">main [REQUEST]2&gt; Balance statement.</text:span></text:p>
      <text:p text:style-name="P22"><text:span text:style-name="T10">Account 2 final balance: 2000</text:span></text:p>
      <text:p text:style-name="P22"><text:soft-page-break/><text:span text:style-name="T10">csu:master:joel@scaglietti:~/csu/java1/hw8$ </text:span></text:p>
      <text:p text:style-name="P22"><text:span text:style-name="T10"/></text:p>
      <text:p text:style-name="P19"><text:span text:style-name="T10">Three Thread Output </text:span><text:span text:style-name="T14">(Synchronized)</text:span><text:span text:style-name="T10">:</text:span></text:p>
      <text:p text:style-name="P22"><text:span text:style-name="T10">csu:master:joel@scaglietti:~/csu/java1/hw8$ java -jar account.jar sync</text:span></text:p>
      <text:p text:style-name="P22"><text:span text:style-name="T10">A [REQUEST]1&gt; Deposit 5000</text:span></text:p>
      <text:p text:style-name="P22"><text:span text:style-name="T10"><text:tab/>B [REQUEST]1&gt; Deposit 5000</text:span></text:p>
      <text:p text:style-name="P22"><text:span text:style-name="T10">A [DEPOSIT]1&gt; Original balance is 0</text:span></text:p>
      <text:p text:style-name="P22"><text:span text:style-name="T10"><text:tab/><text:tab/>C [REQUEST]1&gt; Deposit 5000</text:span></text:p>
      <text:p text:style-name="P22"><text:span text:style-name="T10">A [DEPOSIT]1&gt; Determining if deposit amount is valid...</text:span></text:p>
      <text:p text:style-name="P22"><text:span text:style-name="T10">A [DEPOSIT]1&gt; Deposit amount is valid.</text:span></text:p>
      <text:p text:style-name="P22"><text:span text:style-name="T10">A [DEPOSIT]1&gt; Calculating new balance...</text:span></text:p>
      <text:p text:style-name="P22"><text:span text:style-name="T10">A [DEPOSIT]1&gt; Balance calculated (0 + 5000 = 5000).</text:span></text:p>
      <text:p text:style-name="P22"><text:span text:style-name="T10">A [DEPOSIT]1&gt; Setting new balance to 5000...</text:span></text:p>
      <text:p text:style-name="P22"><text:span text:style-name="T10">A [DEPOSIT]1&gt; Balance is now 5000.</text:span></text:p>
      <text:p text:style-name="P22"><text:span text:style-name="T10"><text:tab/><text:tab/>C [DEPOSIT]1&gt; Original balance is 5000</text:span></text:p>
      <text:p text:style-name="P22"><text:span text:style-name="T10">A [REQUEST]1&gt; Withdraw 500</text:span></text:p>
      <text:p text:style-name="P22"><text:span text:style-name="T10"><text:tab/><text:tab/>C [DEPOSIT]1&gt; Determining if deposit amount is valid...</text:span></text:p>
      <text:p text:style-name="P22"><text:span text:style-name="T10"><text:tab/><text:tab/>C [DEPOSIT]1&gt; Deposit amount is valid.</text:span></text:p>
      <text:p text:style-name="P22"><text:span text:style-name="T10"><text:tab/><text:tab/>C [DEPOSIT]1&gt; Calculating new balance...</text:span></text:p>
      <text:p text:style-name="P22"><text:span text:style-name="T10"><text:tab/><text:tab/>C [DEPOSIT]1&gt; Balance calculated (5000 + 5000 = 10000).</text:span></text:p>
      <text:p text:style-name="P22"><text:span text:style-name="T10"><text:tab/><text:tab/>C [DEPOSIT]1&gt; Setting new balance to 10000...</text:span></text:p>
      <text:p text:style-name="P22"><text:span text:style-name="T10"><text:tab/><text:tab/>C [DEPOSIT]1&gt; Balance is now 10000.</text:span></text:p>
      <text:p text:style-name="P22"><text:span text:style-name="T10"><text:tab/><text:tab/>C [REQUEST]1&gt; Withdraw 500</text:span></text:p>
      <text:p text:style-name="P22"><text:span text:style-name="T10"><text:tab/><text:tab/>C [WITHDRAW]1&gt; Original balance is 10000</text:span></text:p>
      <text:p text:style-name="P22"><text:span text:style-name="T10"><text:tab/><text:tab/>C [WITHDRAW]1&gt; Determining if funds are available...</text:span></text:p>
      <text:p text:style-name="P22"><text:span text:style-name="T10"><text:tab/><text:tab/>C [WITHDRAW]1&gt; Funds are available.</text:span></text:p>
      <text:p text:style-name="P22"><text:span text:style-name="T10"><text:tab/><text:tab/>C [WITHDRAW]1&gt; Calculating new balance...</text:span></text:p>
      <text:p text:style-name="P22"><text:span text:style-name="T10"><text:tab/><text:tab/>C [WITHDRAW]1&gt; Balance calculated (10000 - 500 = 9500).</text:span></text:p>
      <text:p text:style-name="P22"><text:span text:style-name="T10"><text:tab/><text:tab/>C [WITHDRAW]1&gt; Setting new balance to 9500...</text:span></text:p>
      <text:p text:style-name="P22"><text:span text:style-name="T10"><text:tab/><text:tab/>C [WITHDRAW]1&gt; Balance is now 9500.</text:span></text:p>
      <text:p text:style-name="P22"><text:span text:style-name="T10"><text:tab/><text:tab/>C [REQUEST]2&gt; Deposit 2000</text:span></text:p>
      <text:p text:style-name="P22"><text:span text:style-name="T10"><text:tab/>B [DEPOSIT]1&gt; Original balance is 9500</text:span></text:p>
      <text:p text:style-name="P22"><text:span text:style-name="T10"><text:tab/><text:tab/>C [DEPOSIT]2&gt; Original balance is 0</text:span></text:p>
      <text:p text:style-name="P22"><text:span text:style-name="T10"><text:tab/>B [DEPOSIT]1&gt; Determining if deposit amount is valid...</text:span></text:p>
      <text:p text:style-name="P22"><text:span text:style-name="T10"><text:tab/><text:tab/>C [DEPOSIT]2&gt; Determining if deposit amount is valid...</text:span></text:p>
      <text:p text:style-name="P22"><text:span text:style-name="T10"><text:tab/>B [DEPOSIT]1&gt; Deposit amount is valid.</text:span></text:p>
      <text:p text:style-name="P22"><text:span text:style-name="T10"><text:tab/><text:tab/>C [DEPOSIT]2&gt; Deposit amount is valid.</text:span></text:p>
      <text:p text:style-name="P22"><text:span text:style-name="T10"><text:tab/>B [DEPOSIT]1&gt; Calculating new balance...</text:span></text:p>
      <text:p text:style-name="P22"><text:span text:style-name="T10"><text:tab/><text:tab/>C [DEPOSIT]2&gt; Calculating new balance...</text:span></text:p>
      <text:p text:style-name="P22"><text:span text:style-name="T10"><text:tab/><text:tab/>C [DEPOSIT]2&gt; Balance calculated (0 + 2000 = 2000).</text:span></text:p>
      <text:p text:style-name="P22"><text:span text:style-name="T10"><text:tab/>B [DEPOSIT]1&gt; Balance calculated (9500 + 5000 = 14500).</text:span></text:p>
      <text:p text:style-name="P22"><text:span text:style-name="T10"><text:tab/><text:tab/>C [DEPOSIT]2&gt; Setting new balance to 2000...</text:span></text:p>
      <text:p text:style-name="P22"><text:span text:style-name="T10"><text:tab/>B [DEPOSIT]1&gt; Setting new balance to 14500...</text:span></text:p>
      <text:p text:style-name="P22"><text:span text:style-name="T10"><text:tab/><text:tab/>C [DEPOSIT]2&gt; Balance is now 2000.</text:span></text:p>
      <text:p text:style-name="P22"><text:span text:style-name="T10"><text:tab/>B [DEPOSIT]1&gt; Balance is now 14500.</text:span></text:p>
      <text:p text:style-name="P22"><text:span text:style-name="T10"><text:tab/><text:tab/>C [REQUEST]2&gt; Withdraw 250</text:span></text:p>
      <text:p text:style-name="P22"><text:span text:style-name="T10"><text:tab/>B [REQUEST]1&gt; Withdraw 500</text:span></text:p>
      <text:p text:style-name="P22"><text:span text:style-name="T10"><text:tab/><text:tab/>C [WITHDRAW]2&gt; Original balance is 2000</text:span></text:p>
      <text:p text:style-name="P22"><text:soft-page-break/><text:span text:style-name="T10"><text:tab/>B [WITHDRAW]1&gt; Original balance is 14500</text:span></text:p>
      <text:p text:style-name="P22"><text:span text:style-name="T10"><text:tab/><text:tab/>C [WITHDRAW]2&gt; Determining if funds are available...</text:span></text:p>
      <text:p text:style-name="P22"><text:span text:style-name="T10"><text:tab/>B [WITHDRAW]1&gt; Determining if funds are available...</text:span></text:p>
      <text:p text:style-name="P22"><text:span text:style-name="T10"><text:tab/>B [WITHDRAW]1&gt; Funds are available.</text:span></text:p>
      <text:p text:style-name="P22"><text:span text:style-name="T10"><text:tab/><text:tab/>C [WITHDRAW]2&gt; Funds are available.</text:span></text:p>
      <text:p text:style-name="P22"><text:span text:style-name="T10"><text:tab/>B [WITHDRAW]1&gt; Calculating new balance...</text:span></text:p>
      <text:p text:style-name="P22"><text:span text:style-name="T10"><text:tab/><text:tab/>C [WITHDRAW]2&gt; Calculating new balance...</text:span></text:p>
      <text:p text:style-name="P22"><text:span text:style-name="T10"><text:tab/>B [WITHDRAW]1&gt; Balance calculated (14500 - 500 = 14000).</text:span></text:p>
      <text:p text:style-name="P22"><text:span text:style-name="T10"><text:tab/><text:tab/>C [WITHDRAW]2&gt; Balance calculated (2000 - 250 = 1750).</text:span></text:p>
      <text:p text:style-name="P22"><text:span text:style-name="T10"><text:tab/><text:tab/>C [WITHDRAW]2&gt; Setting new balance to 1750...</text:span></text:p>
      <text:p text:style-name="P22"><text:span text:style-name="T10"><text:tab/>B [WITHDRAW]1&gt; Setting new balance to 14000...</text:span></text:p>
      <text:p text:style-name="P22"><text:span text:style-name="T10"><text:tab/>B [WITHDRAW]1&gt; Balance is now 14000.</text:span></text:p>
      <text:p text:style-name="P22"><text:span text:style-name="T10"><text:tab/>B [REQUEST]2&gt; Deposit 2000</text:span></text:p>
      <text:p text:style-name="P22"><text:span text:style-name="T10"><text:tab/><text:tab/>C [WITHDRAW]2&gt; Balance is now 1750.</text:span></text:p>
      <text:p text:style-name="P22"><text:span text:style-name="T10"><text:tab/>B [DEPOSIT]2&gt; Original balance is 1750</text:span></text:p>
      <text:p text:style-name="P22"><text:span text:style-name="T10">A [WITHDRAW]1&gt; Original balance is 14000</text:span></text:p>
      <text:p text:style-name="P22"><text:span text:style-name="T10"><text:tab/><text:tab/>C [REQUEST]1&gt; Transfer 250 to account 2</text:span></text:p>
      <text:p text:style-name="P22"><text:span text:style-name="T10"><text:tab/><text:tab/>C [TRANSFER]1&gt; Attempting withdrawl...</text:span></text:p>
      <text:p text:style-name="P22"><text:span text:style-name="T10"><text:tab/><text:tab/>C [REQUEST]1&gt; Withdraw 250</text:span></text:p>
      <text:p text:style-name="P22"><text:span text:style-name="T10"><text:tab/>B [DEPOSIT]2&gt; Determining if deposit amount is valid...</text:span></text:p>
      <text:p text:style-name="P22"><text:span text:style-name="T10">A [WITHDRAW]1&gt; Determining if funds are available...</text:span></text:p>
      <text:p text:style-name="P22"><text:span text:style-name="T10"><text:tab/>B [DEPOSIT]2&gt; Deposit amount is valid.</text:span></text:p>
      <text:p text:style-name="P22"><text:span text:style-name="T10">A [WITHDRAW]1&gt; Funds are available.</text:span></text:p>
      <text:p text:style-name="P22"><text:span text:style-name="T10"><text:tab/>B [DEPOSIT]2&gt; Calculating new balance...</text:span></text:p>
      <text:p text:style-name="P22"><text:span text:style-name="T10">A [WITHDRAW]1&gt; Calculating new balance...</text:span></text:p>
      <text:p text:style-name="P22"><text:span text:style-name="T10"><text:tab/>B [DEPOSIT]2&gt; Balance calculated (1750 + 2000 = 3750).</text:span></text:p>
      <text:p text:style-name="P22"><text:span text:style-name="T10">A [WITHDRAW]1&gt; Balance calculated (14000 - 500 = 13500).</text:span></text:p>
      <text:p text:style-name="P22"><text:span text:style-name="T10"><text:tab/>B [DEPOSIT]2&gt; Setting new balance to 3750...</text:span></text:p>
      <text:p text:style-name="P22"><text:span text:style-name="T10"><text:tab/>B [DEPOSIT]2&gt; Balance is now 3750.</text:span></text:p>
      <text:p text:style-name="P22"><text:span text:style-name="T10">A [WITHDRAW]1&gt; Setting new balance to 13500...</text:span></text:p>
      <text:p text:style-name="P22"><text:span text:style-name="T10"><text:tab/>B [REQUEST]2&gt; Withdraw 250</text:span></text:p>
      <text:p text:style-name="P22"><text:span text:style-name="T10"><text:tab/>B [WITHDRAW]2&gt; Original balance is 3750</text:span></text:p>
      <text:p text:style-name="P22"><text:span text:style-name="T10">A [WITHDRAW]1&gt; Balance is now 13500.</text:span></text:p>
      <text:p text:style-name="P22"><text:span text:style-name="T10">A [REQUEST]2&gt; Deposit 2000</text:span></text:p>
      <text:p text:style-name="P22"><text:span text:style-name="T10"><text:tab/>B [WITHDRAW]2&gt; Determining if funds are available...</text:span></text:p>
      <text:p text:style-name="P22"><text:span text:style-name="T10"><text:tab/><text:tab/>C [WITHDRAW]1&gt; Original balance is 13500</text:span></text:p>
      <text:p text:style-name="P22"><text:span text:style-name="T10"><text:tab/>B [WITHDRAW]2&gt; Funds are available.</text:span></text:p>
      <text:p text:style-name="P22"><text:span text:style-name="T10"><text:tab/><text:tab/>C [WITHDRAW]1&gt; Determining if funds are available...</text:span></text:p>
      <text:p text:style-name="P22"><text:span text:style-name="T10"><text:tab/><text:tab/>C [WITHDRAW]1&gt; Funds are available.</text:span></text:p>
      <text:p text:style-name="P22"><text:span text:style-name="T10"><text:tab/>B [WITHDRAW]2&gt; Calculating new balance...</text:span></text:p>
      <text:p text:style-name="P22"><text:span text:style-name="T10"><text:tab/><text:tab/>C [WITHDRAW]1&gt; Calculating new balance...</text:span></text:p>
      <text:p text:style-name="P22"><text:span text:style-name="T10"><text:tab/>B [WITHDRAW]2&gt; Balance calculated (3750 - 250 = 3500).</text:span></text:p>
      <text:p text:style-name="P22"><text:span text:style-name="T10"><text:tab/>B [WITHDRAW]2&gt; Setting new balance to 3500...</text:span></text:p>
      <text:p text:style-name="P22"><text:span text:style-name="T10"><text:tab/><text:tab/>C [WITHDRAW]1&gt; Balance calculated (13500 - 250 = 13250).</text:span></text:p>
      <text:p text:style-name="P22"><text:span text:style-name="T10"><text:tab/>B [WITHDRAW]2&gt; Balance is now 3500.</text:span></text:p>
      <text:p text:style-name="P22"><text:span text:style-name="T10"><text:tab/><text:tab/>C [WITHDRAW]1&gt; Setting new balance to 13250...</text:span></text:p>
      <text:p text:style-name="P22"><text:span text:style-name="T10"><text:tab/>B [REQUEST]1&gt; Transfer 250 to account 2</text:span></text:p>
      <text:p text:style-name="P22"><text:span text:style-name="T10"><text:tab/>B [TRANSFER]1&gt; Attempting withdrawl...</text:span></text:p>
      <text:p text:style-name="P22"><text:span text:style-name="T10"><text:tab/>B [REQUEST]1&gt; Withdraw 250</text:span></text:p>
      <text:p text:style-name="P22"><text:soft-page-break/><text:span text:style-name="T10">A [DEPOSIT]2&gt; Original balance is 3500</text:span></text:p>
      <text:p text:style-name="P22"><text:span text:style-name="T10"><text:tab/><text:tab/>C [WITHDRAW]1&gt; Balance is now 13250.</text:span></text:p>
      <text:p text:style-name="P22"><text:span text:style-name="T10"><text:tab/><text:tab/>C [TRANSFER]1&gt; Withdrawl succeeded. Attempting deposit to 2...</text:span></text:p>
      <text:p text:style-name="P22"><text:span text:style-name="T10"><text:tab/>B [WITHDRAW]1&gt; Original balance is 13250</text:span></text:p>
      <text:p text:style-name="P22"><text:span text:style-name="T10"><text:tab/><text:tab/>C [REQUEST]2&gt; Deposit 250</text:span></text:p>
      <text:p text:style-name="P22"><text:span text:style-name="T10">A [DEPOSIT]2&gt; Determining if deposit amount is valid...</text:span></text:p>
      <text:p text:style-name="P22"><text:span text:style-name="T10">A [DEPOSIT]2&gt; Deposit amount is valid.</text:span></text:p>
      <text:p text:style-name="P22"><text:span text:style-name="T10"><text:tab/>B [WITHDRAW]1&gt; Determining if funds are available...</text:span></text:p>
      <text:p text:style-name="P22"><text:span text:style-name="T10"><text:tab/>B [WITHDRAW]1&gt; Funds are available.</text:span></text:p>
      <text:p text:style-name="P22"><text:span text:style-name="T10">A [DEPOSIT]2&gt; Calculating new balance...</text:span></text:p>
      <text:p text:style-name="P22"><text:span text:style-name="T10">A [DEPOSIT]2&gt; Balance calculated (3500 + 2000 = 5500).</text:span></text:p>
      <text:p text:style-name="P22"><text:span text:style-name="T10"><text:tab/>B [WITHDRAW]1&gt; Calculating new balance...</text:span></text:p>
      <text:p text:style-name="P22"><text:span text:style-name="T10">A [DEPOSIT]2&gt; Setting new balance to 5500...</text:span></text:p>
      <text:p text:style-name="P22"><text:span text:style-name="T10"><text:tab/>B [WITHDRAW]1&gt; Balance calculated (13250 - 250 = 13000).</text:span></text:p>
      <text:p text:style-name="P22"><text:span text:style-name="T10">A [DEPOSIT]2&gt; Balance is now 5500.</text:span></text:p>
      <text:p text:style-name="P22"><text:span text:style-name="T10">A [REQUEST]2&gt; Withdraw 250</text:span></text:p>
      <text:p text:style-name="P22"><text:span text:style-name="T10">A [WITHDRAW]2&gt; Original balance is 5500</text:span></text:p>
      <text:p text:style-name="P22"><text:span text:style-name="T10"><text:tab/>B [WITHDRAW]1&gt; Setting new balance to 13000...</text:span></text:p>
      <text:p text:style-name="P22"><text:span text:style-name="T10">A [WITHDRAW]2&gt; Determining if funds are available...</text:span></text:p>
      <text:p text:style-name="P22"><text:span text:style-name="T10"><text:tab/>B [WITHDRAW]1&gt; Balance is now 13000.</text:span></text:p>
      <text:p text:style-name="P22"><text:span text:style-name="T10"><text:tab/>B [TRANSFER]1&gt; Withdrawl succeeded. Attempting deposit to 2...</text:span></text:p>
      <text:p text:style-name="P22"><text:span text:style-name="T10">A [WITHDRAW]2&gt; Funds are available.</text:span></text:p>
      <text:p text:style-name="P22"><text:span text:style-name="T10"><text:tab/>B [REQUEST]2&gt; Deposit 250</text:span></text:p>
      <text:p text:style-name="P22"><text:span text:style-name="T10">A [WITHDRAW]2&gt; Calculating new balance...</text:span></text:p>
      <text:p text:style-name="P22"><text:span text:style-name="T10">A [WITHDRAW]2&gt; Balance calculated (5500 - 250 = 5250).</text:span></text:p>
      <text:p text:style-name="P22"><text:span text:style-name="T10">A [WITHDRAW]2&gt; Setting new balance to 5250...</text:span></text:p>
      <text:p text:style-name="P22"><text:span text:style-name="T10">A [WITHDRAW]2&gt; Balance is now 5250.</text:span></text:p>
      <text:p text:style-name="P22"><text:span text:style-name="T10"><text:tab/><text:tab/>C [DEPOSIT]2&gt; Original balance is 5250</text:span></text:p>
      <text:p text:style-name="P22"><text:span text:style-name="T10">A [REQUEST]1&gt; Transfer 250 to account 2</text:span></text:p>
      <text:p text:style-name="P22"><text:span text:style-name="T10">A [TRANSFER]1&gt; Attempting withdrawl...</text:span></text:p>
      <text:p text:style-name="P22"><text:span text:style-name="T10">A [REQUEST]1&gt; Withdraw 250</text:span></text:p>
      <text:p text:style-name="P22"><text:span text:style-name="T10">A [WITHDRAW]1&gt; Original balance is 13000</text:span></text:p>
      <text:p text:style-name="P22"><text:span text:style-name="T10"><text:tab/><text:tab/>C [DEPOSIT]2&gt; Determining if deposit amount is valid...</text:span></text:p>
      <text:p text:style-name="P22"><text:span text:style-name="T10"><text:tab/><text:tab/>C [DEPOSIT]2&gt; Deposit amount is valid.</text:span></text:p>
      <text:p text:style-name="P22"><text:span text:style-name="T10">A [WITHDRAW]1&gt; Determining if funds are available...</text:span></text:p>
      <text:p text:style-name="P22"><text:span text:style-name="T10">A [WITHDRAW]1&gt; Funds are available.</text:span></text:p>
      <text:p text:style-name="P22"><text:span text:style-name="T10"><text:tab/><text:tab/>C [DEPOSIT]2&gt; Calculating new balance...</text:span></text:p>
      <text:p text:style-name="P22"><text:span text:style-name="T10">A [WITHDRAW]1&gt; Calculating new balance...</text:span></text:p>
      <text:p text:style-name="P22"><text:span text:style-name="T10"><text:tab/><text:tab/>C [DEPOSIT]2&gt; Balance calculated (5250 + 250 = 5500).</text:span></text:p>
      <text:p text:style-name="P22"><text:span text:style-name="T10">A [WITHDRAW]1&gt; Balance calculated (13000 - 250 = 12750).</text:span></text:p>
      <text:p text:style-name="P22"><text:span text:style-name="T10"><text:tab/><text:tab/>C [DEPOSIT]2&gt; Setting new balance to 5500...</text:span></text:p>
      <text:p text:style-name="P22"><text:span text:style-name="T10">A [WITHDRAW]1&gt; Setting new balance to 12750...</text:span></text:p>
      <text:p text:style-name="P22"><text:span text:style-name="T10"><text:tab/><text:tab/>C [DEPOSIT]2&gt; Balance is now 5500.</text:span></text:p>
      <text:p text:style-name="P22"><text:span text:style-name="T10"><text:tab/>B [DEPOSIT]2&gt; Original balance is 5500</text:span></text:p>
      <text:p text:style-name="P22"><text:span text:style-name="T10"><text:tab/><text:tab/>C [TRANSFER]1&gt; Deposit to 2 succeeded. Transfer complete.</text:span></text:p>
      <text:p text:style-name="P22"><text:span text:style-name="T10">A [WITHDRAW]1&gt; Balance is now 12750.</text:span></text:p>
      <text:p text:style-name="P22"><text:span text:style-name="T10">A [TRANSFER]1&gt; Withdrawl succeeded. Attempting deposit to 2...</text:span></text:p>
      <text:p text:style-name="P22"><text:span text:style-name="T10">A [REQUEST]2&gt; Deposit 250</text:span></text:p>
      <text:p text:style-name="P22"><text:soft-page-break/><text:span text:style-name="T10"><text:tab/>B [DEPOSIT]2&gt; Determining if deposit amount is valid...</text:span></text:p>
      <text:p text:style-name="P22"><text:span text:style-name="T10"><text:tab/>B [DEPOSIT]2&gt; Deposit amount is valid.</text:span></text:p>
      <text:p text:style-name="P22"><text:span text:style-name="T10"><text:tab/>B [DEPOSIT]2&gt; Calculating new balance...</text:span></text:p>
      <text:p text:style-name="P22"><text:span text:style-name="T10"><text:tab/>B [DEPOSIT]2&gt; Balance calculated (5500 + 250 = 5750).</text:span></text:p>
      <text:p text:style-name="P22"><text:span text:style-name="T10"><text:tab/>B [DEPOSIT]2&gt; Setting new balance to 5750...</text:span></text:p>
      <text:p text:style-name="P22"><text:span text:style-name="T10"><text:tab/>B [DEPOSIT]2&gt; Balance is now 5750.</text:span></text:p>
      <text:p text:style-name="P22"><text:span text:style-name="T10"><text:tab/>B [TRANSFER]1&gt; Deposit to 2 succeeded. Transfer complete.</text:span></text:p>
      <text:p text:style-name="P22"><text:span text:style-name="T10">A [DEPOSIT]2&gt; Original balance is 5750</text:span></text:p>
      <text:p text:style-name="P22"><text:span text:style-name="T10">A [DEPOSIT]2&gt; Determining if deposit amount is valid...</text:span></text:p>
      <text:p text:style-name="P22"><text:span text:style-name="T10">A [DEPOSIT]2&gt; Deposit amount is valid.</text:span></text:p>
      <text:p text:style-name="P22"><text:span text:style-name="T10">A [DEPOSIT]2&gt; Calculating new balance...</text:span></text:p>
      <text:p text:style-name="P22"><text:span text:style-name="T10">A [DEPOSIT]2&gt; Balance calculated (5750 + 250 = 6000).</text:span></text:p>
      <text:p text:style-name="P22"><text:span text:style-name="T10">A [DEPOSIT]2&gt; Setting new balance to 6000...</text:span></text:p>
      <text:p text:style-name="P22"><text:span text:style-name="T10">A [DEPOSIT]2&gt; Balance is now 6000.</text:span></text:p>
      <text:p text:style-name="P22"><text:span text:style-name="T10">A [TRANSFER]1&gt; Deposit to 2 succeeded. Transfer complete.</text:span></text:p>
      <text:p text:style-name="P22"><text:span text:style-name="T10">main [REQUEST]1&gt; Balance statement.</text:span></text:p>
      <text:p text:style-name="P22"><text:span text:style-name="T10">Account 1 final balance: 12750</text:span></text:p>
      <text:p text:style-name="P22"><text:span text:style-name="T10">main [REQUEST]2&gt; Balance statement.</text:span></text:p>
      <text:p text:style-name="P22"><text:span text:style-name="T10">Account 2 final balance: 6000</text:span></text:p>
      <text:p text:style-name="P22"><text:span text:style-name="T10">csu:master:joel@scaglietti:~/csu/java1/hw8$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7T06:12:30</dc:date>
    <dc:creator>Joel Edwards</dc:creator>
    <meta:editing-duration>PT34H49M00S</meta:editing-duration>
    <meta:editing-cycles>96</meta:editing-cycles>
    <meta:document-statistic meta:table-count="0" meta:image-count="0" meta:object-count="0" meta:page-count="11" meta:paragraph-count="452" meta:word-count="2821" meta:character-count="19285"/>
  </office:meta>
</office:document-meta>
</file>